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fo:font-weight="bold" officeooo:rsid="00186213" officeooo:paragraph-rsid="00186213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bold" officeooo:rsid="00186213" officeooo:paragraph-rsid="0018621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officeooo:rsid="00186213" officeooo:paragraph-rsid="00186213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bold" officeooo:rsid="001a34f4" officeooo:paragraph-rsid="001a34f4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bold" officeooo:rsid="00368868" officeooo:paragraph-rsid="00368868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bold" officeooo:rsid="00373920" officeooo:paragraph-rsid="00373920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officeooo:rsid="00186213" officeooo:paragraph-rsid="0018621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officeooo:rsid="0022ec36" officeooo:paragraph-rsid="0022ec3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normal" officeooo:rsid="001a34f4" officeooo:paragraph-rsid="001a34f4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officeooo:rsid="001bd1f0" officeooo:paragraph-rsid="001a34f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officeooo:rsid="00368868" officeooo:paragraph-rsid="00368868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normal" officeooo:rsid="00368868" officeooo:paragraph-rsid="003944a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normal" officeooo:rsid="00373920" officeooo:paragraph-rsid="00373920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872f6" officeooo:paragraph-rsid="0024bcb2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373920" officeooo:paragraph-rsid="0037392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3795a6" officeooo:paragraph-rsid="003795a6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38b107" officeooo:paragraph-rsid="0038b107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38b107" officeooo:paragraph-rsid="0038b107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 fo:break-before="page"/>
      <style:text-properties style:font-name="arial" fo:font-size="12pt" style:text-underline-style="none" fo:font-weight="bold" officeooo:rsid="00373920" officeooo:paragraph-rsid="00373920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 fo:break-before="page"/>
      <style:text-properties style:font-name="arial" fo:font-size="12pt" style:text-underline-style="none" fo:font-weight="bold" officeooo:rsid="0038b107" officeooo:paragraph-rsid="0038b107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weight="normal" officeooo:rsid="00373920" officeooo:paragraph-rsid="00373920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fo:font-weight="normal" officeooo:rsid="0022ec36" officeooo:paragraph-rsid="0022ec36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38b107" officeooo:paragraph-rsid="0038b107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0pt" style:text-underline-style="none" fo:font-weight="normal" officeooo:rsid="00398e27" officeooo:paragraph-rsid="00398e27" style:font-size-asian="10pt" style:font-weight-asian="normal" style:font-size-complex="10pt" style:font-weight-complex="normal"/>
    </style:style>
    <style:style style:name="P25" style:family="paragraph">
      <style:paragraph-properties fo:text-align="center"/>
    </style:style>
    <style:style style:name="P26" style:family="paragraph">
      <style:paragraph-properties fo:text-align="center" style:writing-mode="lr-tb"/>
      <style:text-properties fo:font-size="12pt"/>
    </style:style>
    <style:style style:name="P27" style:family="paragraph">
      <style:paragraph-properties fo:text-align="end" style:writing-mode="lr-tb"/>
      <style:text-properties fo:font-size="12pt"/>
    </style:style>
    <style:style style:name="P28" style:family="paragraph">
      <loext:graphic-properties draw:fill="solid" draw:fill-color="#729fcf"/>
      <style:paragraph-properties fo:text-align="center" style:writing-mode="lr-tb"/>
      <style:text-properties fo:font-size="12pt"/>
    </style:style>
    <style:style style:name="P29" style:family="paragraph">
      <style:paragraph-properties fo:text-align="center" style:writing-mode="lr-tb"/>
    </style:style>
    <style:style style:name="P30" style:family="paragraph">
      <style:paragraph-properties fo:text-align="end" style:writing-mode="lr-tb"/>
    </style:style>
    <style:style style:name="P31" style:family="paragraph">
      <loext:graphic-properties draw:fill="solid" draw:fill-color="#729fcf"/>
      <style:paragraph-properties fo:text-align="center" style:writing-mode="lr-tb"/>
    </style:style>
    <style:style style:name="P32" style:family="paragraph">
      <loext:graphic-properties draw:fill="solid" draw:fill-color="#bbe33d"/>
      <style:paragraph-properties fo:text-align="center" style:writing-mode="lr-tb"/>
    </style:style>
    <style:style style:name="P33" style:family="paragraph">
      <loext:graphic-properties draw:fill="solid" draw:fill-color="#ffff6d"/>
      <style:paragraph-properties fo:text-align="center" style:writing-mode="lr-tb"/>
    </style:style>
    <style:style style:name="P34" style:family="paragraph">
      <loext:graphic-properties draw:fill="solid" draw:fill-color="#ff6d6d"/>
      <style:paragraph-properties fo:text-align="center" style:writing-mode="lr-tb"/>
    </style:style>
    <style:style style:name="P35" style:family="paragraph">
      <loext:graphic-properties draw:fill="solid" draw:fill-color="#ffff6d"/>
      <style:paragraph-properties fo:text-align="center" style:writing-mode="lr-tb"/>
      <style:text-properties fo:font-size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d1f0" style:font-weight-asian="normal" style:font-weight-complex="normal"/>
    </style:style>
    <style:style style:name="T3" style:family="text">
      <style:text-properties officeooo:rsid="002dd0f4"/>
    </style:style>
    <style:style style:name="T4" style:family="text">
      <style:text-properties officeooo:rsid="00368868"/>
    </style:style>
    <style:style style:name="T5" style:family="text">
      <style:text-properties officeooo:rsid="00152982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2pt"/>
    </style:style>
    <style:style style:name="gr1" style:family="graphic">
      <style:graphic-properties svg:stroke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solid" draw:fill-color="#729fcf" draw:textarea-horizontal-align="justify" draw:textarea-vertical-align="middle" draw:auto-grow-height="false" fo:min-height="0.8339in" fo:min-width="1.4173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000000" draw:fill="solid" draw:fill-color="#729fcf" draw:textarea-horizontal-align="justify" draw:textarea-vertical-align="middle" draw:auto-grow-height="false" fo:min-height="0.8335in" fo:min-width="1.4165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000000" draw:fill="solid" draw:fill-color="#bbe33d" draw:textarea-horizontal-align="justify" draw:textarea-vertical-align="middle" draw:auto-grow-height="false" fo:min-height="0.8335in" fo:min-width="1.4165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000000" draw:fill="solid" draw:fill-color="#ffff6d" draw:textarea-horizontal-align="justify" draw:textarea-vertical-align="middle" draw:auto-grow-height="false" fo:min-height="0.8335in" fo:min-width="1.4165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000000" draw:fill="solid" draw:fill-color="#ff6d6d" draw:textarea-horizontal-align="justify" draw:textarea-vertical-align="middle" draw:auto-grow-height="false" fo:min-height="0.8335in" fo:min-width="1.4165in" draw:shadow-offset-x="0.1201in" draw:shadow-offset-y="0.1201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0098in" svg:stroke-color="#000000" draw:marker-start-width="0.15in" draw:marker-end-width="0.15in" draw:textarea-horizontal-align="center" draw:textarea-vertical-align="middle" fo:padding-top="0.0047in" fo:padding-bottom="0.0047in" fo:padding-left="0.0047in" fo:padding-right="0.0047in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fill="solid" draw:fill-color="#ffff6d" draw:textarea-horizontal-align="justify" draw:textarea-vertical-align="middle" draw:auto-grow-height="false" fo:min-height="0.8339in" fo:min-width="1.4173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color="#000000" draw:fill="solid" draw:fill-color="#ffff6d" draw:textarea-horizontal-align="justify" draw:textarea-vertical-align="middle" draw:auto-grow-height="false" fo:min-height="0.8335in" fo:min-width="1.5799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000000" draw:fill="solid" draw:fill-color="#ffff6d" draw:textarea-horizontal-align="justify" draw:textarea-vertical-align="middle" draw:auto-grow-height="false" fo:min-height="0.8335in" fo:min-width="1.9374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0 Fall CPSC 240-5</text:p>
      <text:p text:style-name="P2">Midterm <text:span text:style-name="T4">Programming </text:span>Test: 2020-October 2<text:span text:style-name="T4">6</text:span>; 1:<text:span text:style-name="T3">0</text:span>0<text:span text:style-name="T3">p</text:span>m-<text:span text:style-name="T3">2</text:span>:<text:span text:style-name="T3">5</text:span>0pm</text:p>
      <text:p text:style-name="P7"/>
      <text:p text:style-name="P7"/>
      <text:p text:style-name="P3">Instructions</text:p>
      <text:p text:style-name="P7"/>
      <text:p text:style-name="P7">This is an open source test. <text:s text:c="2"/>You may use anything that you personally own.</text:p>
      <text:p text:style-name="P8"/>
      <text:p text:style-name="P8"/>
      <text:p text:style-name="P3">Deliver the results</text:p>
      <text:p text:style-name="P7"/>
      <text:p text:style-name="P11">When you are finished send the source files as attachments to the usual place: holliday@fullerton.edu. <text:s text:c="2"/>Put in the subject line <text:s text:c="2"/>“240-5 program test”.</text:p>
      <text:p text:style-name="P9"/>
      <text:p text:style-name="P9"/>
      <text:p text:style-name="P4">End time</text:p>
      <text:p text:style-name="P9"/>
      <text:p text:style-name="P12">The end is 3pm. <text:s/>I am <text:span text:style-name="T5">a</text:span> person is who is not extremely strict on rules. <text:s/>If you send me your program a little after 3pm I <text:span text:style-name="T5">will be ok</text:span>. <text:s/>Don’t send it at 5pm because that is obviously too excessive. <text:s/>I’ll be flexible with the ending time if you are reasonable too.</text:p>
      <text:p text:style-name="P9"/>
      <text:p text:style-name="P9"/>
      <text:p text:style-name="P5">Professionalism and documentation</text:p>
      <text:p text:style-name="P9"/>
      <text:p text:style-name="P11">You don’t have time to be professional on test. <text:s/>The only comments required on any test are:</text:p>
      <text:p text:style-name="P11"/>
      <text:p text:style-name="P11"><text:tab/>Your name</text:p>
      <text:p text:style-name="P11"><text:tab/>“CPSC 240-5 Midterm Program”</text:p>
      <text:p text:style-name="P9"/>
      <text:p text:style-name="P9"/>
      <text:p text:style-name="P4">Identification</text:p>
      <text:p text:style-name="P9"/>
      <text:p text:style-name="P6"><text:span text:style-name="T2">I </text:span><text:span text:style-name="T1">know I am suppose to make an effort to identify each person. <text:s/>You all identified yourselves last week. <text:s/>We’ll postpone the identification routine until the final.</text:span></text:p>
      <text:p text:style-name="P13"/>
      <text:p text:style-name="P13"><text:tab/>ID card not required today.</text:p>
      <text:p text:style-name="P10"/>
      <text:p text:style-name="P8"/>
      <text:p text:style-name="P6">Partial credit</text:p>
      <text:p text:style-name="P13"/>
      <text:p text:style-name="P13">If you can’t complete the full program as stated on the following pages ask yourself what can I make in these 2 hours for submission that will convince the professor that you know something about asm programming. <text:s/>An extreme example is you make the “Hello World” program and you’ll gain 5 points. <text:s/>Plan ahead. <text:s/>What would you program if you needed the partial credit?</text:p>
      <text:p text:style-name="P19">Problem statement</text:p>
      <text:p text:style-name="P15"/>
      <text:p text:style-name="P15">Create a function in asm that reverses the value in an array of long integers.</text:p>
      <text:p text:style-name="P14"/>
      <text:p text:style-name="P14"/>
      <text:p text:style-name="P16">Here is the calling structure.</text:p>
      <text:p text:style-name="P14"/>
      <text:p text:style-name="P14"/>
      <text:p text:style-name="P14"/>
      <text:p text:style-name="P14"><draw:custom-shape text:anchor-type="paragraph" draw:z-index="0" draw:name="Shape2" draw:style-name="gr10" draw:text-style-name="P33" svg:width="1.9378in" svg:height="0.8335in" svg:x="1.6047in" svg:y="0.1516in"><text:p text:style-name="P29"><text:span text:style-name="T6">Main</text:span></text:p><text:p text:style-name="P29"/><text:p text:style-name="P30">C++ <text:s text:c="3"/></text:p><draw:enhanced-geometry svg:viewBox="0 0 21600 21600" draw:type="rectangle" draw:enhanced-path="M 0 0 L 21600 0 21600 21600 0 21600 0 0 Z N"/></draw:custom-shape><draw:custom-shape text:anchor-type="paragraph" draw:z-index="1" draw:name="Shape2" draw:style-name="gr10" draw:text-style-name="P33" svg:width="1.9378in" svg:height="0.8335in" svg:x="1.6047in" svg:y="1.339in"><text:p text:style-name="P29"><text:span text:style-name="T6">Manager</text:span></text:p><text:p text:style-name="P29"/><text:p text:style-name="P30">X86 <text:s text:c="3"/></text:p><draw:enhanced-geometry svg:viewBox="0 0 21600 21600" draw:type="rectangle" draw:enhanced-path="M 0 0 L 21600 0 21600 21600 0 21600 0 0 Z N"/></draw:custom-shape><draw:custom-shape text:anchor-type="paragraph" draw:z-index="2" draw:name="Shape2" draw:style-name="gr9" draw:text-style-name="P33" svg:width="1.5803in" svg:height="0.8335in" svg:x="0.1118in" svg:y="2.8764in"><text:p text:style-name="P29"><text:span text:style-name="T6">Display_Array</text:span></text:p><text:p text:style-name="P29"/><text:p text:style-name="P30">C++ <text:s text:c="3"/></text:p><draw:enhanced-geometry svg:viewBox="0 0 21600 21600" draw:type="rectangle" draw:enhanced-path="M 0 0 L 21600 0 21600 21600 0 21600 0 0 Z N"/></draw:custom-shape><draw:custom-shape text:anchor-type="paragraph" draw:z-index="3" draw:name="Shape2" draw:style-name="gr8" draw:text-style-name="P35" svg:width="1.4177in" svg:height="0.8343in" svg:x="3.65in" svg:y="2.8602in"><text:p text:style-name="P26"><text:span text:style-name="T6">Input_Array</text:span></text:p><text:p text:style-name="P26"><text:span text:style-name="T7"/></text:p><text:p text:style-name="P27"><text:span text:style-name="T7">X86 <text:s text:c="3"/></text:span></text:p><draw:enhanced-geometry svg:viewBox="0 0 21600 21600" draw:type="rectangle" draw:enhanced-path="M 0 0 L 21600 0 21600 21600 0 21600 0 0 Z N"/></draw:custom-shape><draw:line text:anchor-type="paragraph" draw:z-index="4" draw:name="Shape3" draw:style-name="gr1" draw:text-style-name="P25" svg:x1="2.5634in" svg:y1="0.9846in" svg:x2="2.5736in" svg:y2="1.339in"><text:p/></draw:line><draw:line text:anchor-type="paragraph" draw:z-index="5" draw:name="Shape3" draw:style-name="gr1" draw:text-style-name="P25" svg:x1="1.2476in" svg:y1="2.5217in" svg:x2="1.2579in" svg:y2="2.876in"><text:p/></draw:line><draw:line text:anchor-type="paragraph" draw:z-index="6" draw:name="Shape3" draw:style-name="gr7" draw:text-style-name="P25" svg:x1="4.6504in" svg:y1="2.5055in" svg:x2="4.6606in" svg:y2="2.8598in"><text:p/></draw:line><draw:line text:anchor-type="paragraph" draw:z-index="7" draw:name="Shape1" draw:style-name="gr7" draw:text-style-name="P25" svg:x1="2.6087in" svg:y1="2.1717in" svg:x2="2.6087in" svg:y2="2.8598in"><text:p/></draw:line><draw:line text:anchor-type="paragraph" draw:z-index="8" draw:name="Shape4" draw:style-name="gr7" draw:text-style-name="P25" svg:x1="1.2472in" svg:y1="2.5217in" svg:x2="4.65in" svg:y2="2.5217in"><text:p/></draw:line><draw:custom-shape text:anchor-type="paragraph" draw:z-index="9" draw:name="Shape2" draw:style-name="gr6" draw:text-style-name="P34" svg:width="1.4169in" svg:height="0.8335in" svg:x="2.039in" svg:y="2.8602in"><text:p text:style-name="P29"><text:span text:style-name="T6">Reverse</text:span></text:p><text:p text:style-name="P29"/><text:p text:style-name="P30">Asm <text:s text:c="3"/></text:p><draw:enhanced-geometry svg:viewBox="0 0 21600 21600" draw:type="rectangle" draw:enhanced-path="M 0 0 L 21600 0 21600 21600 0 21600 0 0 Z N"/></draw:custom-shape><draw:custom-shape text:anchor-type="paragraph" draw:z-index="10" draw:name="Shape2" draw:style-name="gr5" draw:text-style-name="P33" svg:width="1.4169in" svg:height="0.8335in" svg:x="0.2055in" svg:y="5.0772in"><text:p text:style-name="P29"><text:span text:style-name="T6">r.sh</text:span></text:p><text:p text:style-name="P29"/><text:p text:style-name="P30">Bash <text:s text:c="3"/></text:p><draw:enhanced-geometry svg:viewBox="0 0 21600 21600" draw:type="rectangle" draw:enhanced-path="M 0 0 L 21600 0 21600 21600 0 21600 0 0 Z N"/></draw:custom-shape><draw:custom-shape text:anchor-type="paragraph" draw:z-index="11" draw:name="Shape2" draw:style-name="gr4" draw:text-style-name="P32" svg:width="1.4169in" svg:height="0.8335in" svg:x="2.0945in" svg:y="4.3634in"><text:p text:style-name="P29"><text:span text:style-name="T6">Swap</text:span></text:p><text:p text:style-name="P29"/><text:p text:style-name="P30">X86 <text:s text:c="3"/></text:p><draw:enhanced-geometry svg:viewBox="0 0 21600 21600" draw:type="rectangle" draw:enhanced-path="M 0 0 L 21600 0 21600 21600 0 21600 0 0 Z N"/></draw:custom-shape><draw:line text:anchor-type="paragraph" draw:z-index="12" draw:name="Shape5" draw:style-name="gr1" draw:text-style-name="P25" svg:x1="2.8028in" svg:y1="3.6937in" svg:x2="2.8028in" svg:y2="4.4201in"><text:p/></draw:line><draw:custom-shape text:anchor-type="paragraph" draw:z-index="13" draw:name="Shape2" draw:style-name="gr4" draw:text-style-name="P32" svg:width="1.4169in" svg:height="0.8335in" svg:x="4.4138in" svg:y="0.1437in"><text:p text:style-name="P29"><text:span text:style-name="T6">Read_clock</text:span></text:p><text:p text:style-name="P29"/><text:p text:style-name="P30">X86 <text:s text:c="3"/></text:p><draw:enhanced-geometry svg:viewBox="0 0 21600 21600" draw:type="rectangle" draw:enhanced-path="M 0 0 L 21600 0 21600 21600 0 21600 0 0 Z N"/></draw:custom-shape><draw:line text:anchor-type="paragraph" draw:z-index="14" draw:name="Shape6" draw:style-name="gr1" draw:text-style-name="P25" svg:x1="3.5563in" svg:y1="0.5728in" svg:x2="4.4138in" svg:y2="0.5728in"><text:p/></draw:line><draw:custom-shape text:anchor-type="paragraph" draw:z-index="15" draw:name="Shape2" draw:style-name="gr3" draw:text-style-name="P31" svg:width="1.4169in" svg:height="0.8335in" svg:x="3.511in" svg:y="5.4772in"><text:p text:style-name="P29"><text:span text:style-name="T6">atolong</text:span></text:p><text:p text:style-name="P29"/><text:p text:style-name="P30">X86 <text:s text:c="3"/></text:p><draw:enhanced-geometry svg:viewBox="0 0 21600 21600" draw:type="rectangle" draw:enhanced-path="M 0 0 L 21600 0 21600 21600 0 21600 0 0 Z N"/></draw:custom-shape><draw:custom-shape text:anchor-type="paragraph" draw:z-index="16" draw:name="Shape2" draw:style-name="gr2" draw:text-style-name="P28" svg:width="1.4177in" svg:height="0.8343in" svg:x="5.3583in" svg:y="5.4602in"><text:p text:style-name="P26"><text:span text:style-name="T6">isinteger</text:span></text:p><text:p text:style-name="P26"><text:span text:style-name="T7"/></text:p><text:p text:style-name="P27"><text:span text:style-name="T7">C++ <text:s text:c="3"/></text:span></text:p><draw:enhanced-geometry svg:viewBox="0 0 21600 21600" draw:type="rectangle" draw:enhanced-path="M 0 0 L 21600 0 21600 21600 0 21600 0 0 Z N"/></draw:custom-shape><draw:line text:anchor-type="paragraph" draw:z-index="17" draw:name="Shape7" draw:style-name="gr1" draw:text-style-name="P25" svg:x1="5.9417in" svg:y1="4.7118in" svg:x2="5.9417in" svg:y2="5.4602in"><text:p/></draw:line><draw:line text:anchor-type="paragraph" draw:z-index="18" draw:name="Shape8" draw:style-name="gr1" draw:text-style-name="P25" svg:x1="4.65in" svg:y1="3.7008in" svg:x2="4.65in" svg:y2="4.7118in"><text:p/></draw:line><draw:line text:anchor-type="paragraph" draw:z-index="19" draw:name="Shape8" draw:style-name="gr1" draw:text-style-name="P25" svg:x1="4.1083in" svg:y1="4.698in" svg:x2="5.9417in" svg:y2="4.7118in"><text:p/></draw:line><draw:line text:anchor-type="paragraph" draw:z-index="20" draw:name="Shape8" draw:style-name="gr1" draw:text-style-name="P25" svg:x1="4.1083in" svg:y1="4.698in" svg:x2="4.0945in" svg:y2="5.4772in"><text:p/></draw:lin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Your job is to make the function in the red box.</text:p>
      <text:p text:style-name="P20">More details</text:p>
      <text:p text:style-name="P17"/>
      <text:p text:style-name="P17">You should keep all the other functions (modules) in place. <text:s/>When the reverse function has to exchange values in two cells then it should call the swap function.</text:p>
      <text:p text:style-name="P17"/>
      <text:p text:style-name="P17"/>
      <text:p text:style-name="P18">Partial credit</text:p>
      <text:p text:style-name="P17"/>
      <text:p text:style-name="P17">There are opportunities here for partial credit. <text:s text:c="2"/>Let’s suppose you don’t have time to make a Read_clock function. <text:s/>Well, simply omit that function.</text:p>
      <text:p text:style-name="P17"/>
      <text:p text:style-name="P17">Suppose you don’t have time to make the swap function, well then, exchange tow values using any technique that works.</text:p>
      <text:p text:style-name="P17"/>
      <text:p text:style-name="P17">What if your data validation from the homework has bugs, well simply omit data validation. <text:s/>Tell the user to only input correct integer data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Make sure your name is in each file.</text:p>
      <text:p text:style-name="P17"/>
      <text:p text:style-name="P17">Send to: <text:s/><text:a xlink:type="simple" xlink:href="mailto:holliday@fullerton.edu" text:style-name="Internet_20_link" text:visited-style-name="Visited_20_Internet_20_Link">holliday@fullerton.edu</text:a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4">This document was created with Libre Office Writer (because it is a free download).</text:p>
      <text:p text:style-name="P24">To accurately view the diagram on page 2 open the document in Libre Offic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8T14:10:04.408903752</meta:creation-date>
    <dc:date>2020-10-25T18:06:30.695700880</dc:date>
    <meta:editing-duration>PT1H2M</meta:editing-duration>
    <meta:editing-cycles>14</meta:editing-cycles>
    <meta:generator>LibreOffice/6.4.6.2$Linux_X86_64 LibreOffice_project/40$Build-2</meta:generator>
    <meta:document-statistic meta:table-count="0" meta:image-count="0" meta:object-count="0" meta:page-count="3" meta:paragraph-count="31" meta:word-count="402" meta:character-count="2349" meta:non-whitespace-character-count="1953"/>
  </office:meta>
</office:document-meta>
</file>